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fo:margin-top="0in" fo:margin-bottom="0in" style:contextual-spacing="false" style:page-number="auto"/>
      <style:text-properties style:font-name="Georgia"/>
    </style:style>
    <style:style style:name="P2" style:family="paragraph" style:parent-style-name="Standard">
      <style:paragraph-properties fo:margin-top="0in" fo:margin-bottom="0in" style:contextual-spacing="false"/>
      <style:text-properties style:font-name="Georgia"/>
    </style:style>
    <style:style style:name="P3" style:family="paragraph" style:parent-style-name="Standard">
      <style:paragraph-properties fo:margin-top="0in" fo:margin-bottom="0in" style:contextual-spacing="false"/>
      <style:text-properties style:font-name="Georgia" officeooo:rsid="000d3743" officeooo:paragraph-rsid="000d3743"/>
    </style:style>
    <style:style style:name="T1" style:family="text">
      <style:text-properties officeooo:rsid="000a3555"/>
    </style:style>
    <style:style style:name="T2" style:family="text">
      <style:text-properties officeooo:rsid="000a58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omething told me not to go into work that day. It made sense eventually but at first I ignored the warning. It wasn't too bad of a warning to ignore, just a creepy guy walking in front of my house with a sign that said “The End Is Near!”</text:span></text:p>
      <text:p text:style-name="P2"/>
      <text:p text:style-name="P2"><text:span text:style-name="T2">Honestly, do people really do that anymore? I don't know. Well I suppose if the guy is out there, people still do that sort of thing. No matter, it's all just a bunch of hogwash. If the end is so near, you would think it would actually end.</text:span></text:p>
      <text:p text:style-name="P2"/>
      <text:p text:style-name="P3">Work was alright, until the last final moments of the day. Housekeeping came around doing their part. That's when I noticed it. The newspaper was indicating an asteroid was headed towards Earth.</text:p>
      <text:p text:style-name="P3"/>
      <text:p text:style-name="P3">In the past, asteroids had been diverted and didn't even come close to Earth. I figured this would be the same way. Nothing too crazy, nothing too wild.</text:p>
      <text:p text:style-name="P3"/>
      <text:p text:style-name="P3">Well the people down on the street outside my office didn't think the same way. Wow they were nuts. Throwing people, cans of garbage, anything they could get their hands on.</text:p>
      <text:p text:style-name="P3"/>
      <text:p text:style-name="P3">It had to be some kind of misplaced joke. Had to be a government conspiracy or something. The end wasn't ending, it couldn't end. There was no way it would be ending.</text:p>
      <text:p text:style-name="P3"/>
      <text:p text:style-name="P3">I tried my best to ignore the people outside my window. But they wouldn't let up. The noise continued.</text:p>
      <text:p text:style-name="P3"/>
      <text:p text:style-name="P3"><text:soft-page-break/>I wondered if I should even head home. The streets were a mess. Life was supposedly ending. Maybe if they would all just wait a bit and let the asteroid fly by, everything would be okay. No moments of blackouts, the asteroid would just go on its way and everything would be peaceful.</text:p>
      <text:p text:style-name="P3"/>
      <text:p text:style-name="P3">I wish I could say that happened. People were causing panic everywhere. It was widespread craziness. Talk about annoying, and yet here it was happening right before my eyes.</text:p>
      <text:p text:style-name="P3"/>
      <text:p text:style-name="P3">Deciding not to leave my office, I headed for the downstairs bomb shelter. It was built sometime back in the early sixties when the threats of a cold war were going on.</text:p>
      <text:p text:style-name="P3"/>
      <text:p text:style-name="P3">I felt safe there.</text:p>
      <text:p text:style-name="P3"/>
      <text:p text:style-name="P3">It wasn't until the next morning when I realized what trouble I was in.</text:p>
      <text:p text:style-name="P3"/>
      <text:p text:style-name="P3">Oh staying in the office had been a wise choice. But now I was trapped in a bomb shelter without a way to get out.</text:p>
      <text:p text:style-name="P3"/>
      <text:p text:style-name="P3">Talk about nu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16:39:00</meta:creation-date>
    <meta:initial-creator>kyle</meta:initial-creator>
    <dc:language>en-US</dc:language>
    <dc:creator>Kyle Eggleston</dc:creator>
    <dc:date>2015-06-04T11:09:09.958802550</dc:date>
    <meta:editing-cycles>9</meta:editing-cycles>
    <meta:editing-duration>PT17M36S</meta:editing-duration>
    <meta:generator>LibreOffice/4.2.8.2$Linux_X86_64 LibreOffice_project/420m0$Build-2</meta:generator>
    <meta:document-statistic meta:table-count="0" meta:image-count="0" meta:object-count="0" meta:page-count="2" meta:paragraph-count="14" meta:word-count="399" meta:character-count="2108" meta:non-whitespace-character-count="1723"/>
    <meta:template xlink:type="simple" xlink:actuate="onRequest" xlink:title="Normal.dotm" xlink:href=""/>
  </office:meta>
</office:document-meta>
</file>